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2_20_Dots_20_3_20_Dashes" svg:stroke-width="0.159cm" draw:marker-start="Dimension_20_Lines" draw:marker-start-width="0.438cm" draw:marker-end="Arrow" draw:marker-end-width="0.538cm" svg:stroke-opacity="55%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draw:stroke-dash="_32__20_Dots_20_1_20_Dash" svg:stroke-width="0.081cm" draw:marker-start="Circl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1.411cm"/>
    </style:style>
    <style:style style:name="gr5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74cm"/>
    </style:style>
    <style:style style:name="gr6" style:family="graphic" style:parent-style-name="objectwithoutfill">
      <style:graphic-properties draw:stroke="dash" draw:stroke-dash="Ultrafine_20_2_20_Dots_20_3_20_Dashes" draw:marker-start="Dimension_20_Lines" draw:marker-end="Dimension_20_Lines" draw:fill="none" draw:textarea-vertical-align="middle"/>
    </style:style>
    <style:style style:name="gr7" style:family="graphic" style:parent-style-name="objectwithoutfill">
      <style:graphic-properties draw:stroke="solid" draw:stroke-dash="_32__20_Dots_20_1_20_Dash" svg:stroke-width="0.106cm" svg:stroke-color="#000000" draw:marker-start="Dimension_20_Lines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solid" draw:stroke-dash="_32__20_Dots_20_1_20_Dash" svg:stroke-width="0.035cm" draw:marker-start="" draw:marker-start-width="0.252cm" draw:marker-end="Square_20_45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_32__20_Dots_20_1_20_Dash" draw:marker-start="Arrow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954cm"/>
    </style:style>
    <style:style style:name="gr11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1.737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draw:stroke-dash="_32__20_Dots_20_1_20_Dash" svg:stroke-color="#333333" draw:marker-start="" draw:marker-end="" draw:fill="solid" draw:fill-color="#ffff99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4" style:family="graphic" style:parent-style-name="standard">
      <style:graphic-properties draw:stroke="solid" draw:stroke-dash="_32__20_Dots_20_1_20_Dash" svg:stroke-color="#333333" draw:marker-start="" draw:marker-end="" draw:fill="solid" draw:fill-color="#00ccff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5" style:family="graphic" style:parent-style-name="standard">
      <style:graphic-properties draw:stroke="solid" draw:stroke-dash="_32__20_Dots_20_1_20_Dash" svg:stroke-color="#333333" draw:marker-start="" draw:marker-end="" draw:fill="solid" draw:fill-color="#dddddd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6" style:family="graphic" style:parent-style-name="objectwithoutfill">
      <style:graphic-properties draw:stroke="solid" draw:stroke-dash="_32__20_Dots_20_1_20_Dash"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draw:stroke-dash="_32__20_Dots_20_1_20_Dash" svg:stroke-width="0.159cm" svg:stroke-color="#ff3300" draw:marker-start="" draw:marker-start-width="0.438cm" draw:marker-end="" draw:marker-end-width="0.438cm" draw:fill="none" draw:fill-color="#00ccff" draw:fill-image-width="0cm" draw:fill-image-height="0cm" draw:textarea-vertical-align="middle" fo:padding-top="0.204cm" fo:padding-bottom="0.204cm" fo:padding-left="0.329cm" fo:padding-right="0.329cm" draw:shadow="hidden" draw:shadow-offset-x="0.203cm" draw:shadow-offset-y="0.203cm"/>
    </style:style>
    <style:style style:name="gr18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1.62cm" draw:shadow="hidden" draw:shadow-offset-x="0.203cm" draw:shadow-offset-y="0.203cm"/>
    </style:style>
    <style:style style:name="gr19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1.447cm" draw:shadow="hidden" draw:shadow-offset-x="0.203cm" draw:shadow-offset-y="0.203cm"/>
    </style:style>
    <style:style style:name="gr20" style:family="graphic" style:parent-style-name="objectwithoutfill">
      <style:graphic-properties draw:stroke="solid" draw:stroke-dash="_32__20_Dots_20_1_20_Dash" svg:stroke-color="#333333" draw:marker-start="" draw:marker-end="Arrow" draw:marker-end-width="0.3cm" draw:fill="none" draw:fill-color="#00ccff" draw:fill-image-width="0cm" draw:fill-image-height="0cm" draw:textarea-vertical-align="middle" draw:shadow="hidden" draw:shadow-offset-x="0.203cm" draw:shadow-offset-y="0.203cm"/>
    </style:style>
    <style:style style:name="gr21" style:family="graphic" style:parent-style-name="standard">
      <style:graphic-properties draw:fill="none" fo:min-height="2.211cm"/>
    </style:style>
    <style:style style:name="gr22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0.712cm" draw:shadow="hidden" draw:shadow-offset-x="0.203cm" draw:shadow-offset-y="0.203cm"/>
    </style:style>
    <style:style style:name="gr23" style:family="graphic" style:parent-style-name="standard">
      <style:graphic-properties draw:stroke="solid" draw:stroke-dash="_32__20_Dots_20_1_20_Dash" svg:stroke-color="#000000" draw:marker-start="Arrow" draw:fill="gradient" draw:fill-color="#6666ff" draw:fill-gradient-name="Subtle_20_Tango_20_Green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solid" draw:fill-color="#ff00cc" draw:opacity="50%" draw:textarea-vertical-align="middle" fo:padding-top="0.23cm" fo:padding-bottom="0.23cm" fo:padding-left="0.355cm" fo:padding-right="0.355cm"/>
    </style:style>
    <style:style style:name="gr25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none" draw:textarea-vertical-align="middle" fo:padding-top="0.23cm" fo:padding-bottom="0.23cm" fo:padding-left="0.355cm" fo:padding-right="0.355cm"/>
    </style:style>
    <style:style style:name="gr26" style:family="graphic" style:parent-style-name="objectwithoutfill">
      <style:graphic-properties draw:stroke="solid" draw:stroke-dash="_32__20_Dots_20_1_20_Dash" svg:stroke-width="0.212cm" svg:stroke-color="#ffff00" draw:marker-start="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draw:stroke-dash="_32__20_Dots_20_1_20_Dash" svg:stroke-width="0.212cm" svg:stroke-color="#ffff66" draw:marker-start="" draw:marker-start-width="0.518cm" draw:marker-end="" draw:marker-end-width="0.518cm" draw:fill="solid" draw:fill-color="#ffffff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="none" fo:min-height="1.106cm"/>
    </style:style>
    <style:style style:name="gr29" style:family="graphic" style:parent-style-name="objectwithoutfill">
      <style:graphic-properties draw:stroke="solid" draw:stroke-dash="Ultrafine_20_Dashed" svg:stroke-width="0.106cm" svg:stroke-color="#ff3333" draw:marker-start="" draw:marker-start-width="0.358cm" draw:marker-end="" draw:marker-end-width="0.358cm" draw:fill="none" draw:fill-color="#00ccff" draw:fill-image-width="0cm" draw:fill-image-height="0cm" draw:textarea-vertical-align="middle" fo:padding-top="0.177cm" fo:padding-bottom="0.177cm" fo:padding-left="0.302cm" fo:padding-right="0.302cm" draw:shadow="hidden" draw:shadow-offset-x="0.203cm" draw:shadow-offset-y="0.203cm"/>
    </style:style>
    <style:style style:name="gr30" style:family="graphic" style:parent-style-name="standard">
      <style:graphic-properties draw:stroke="solid" draw:stroke-dash="_32__20_Dots_20_1_20_Dash" svg:stroke-color="#000000" draw:marker-start="Arrow" draw:fill="gradient" draw:fill-color="#6666ff" draw:fill-gradient-name="Subtle_20_Tango_20_Green" draw:textarea-horizontal-align="justify" draw:textarea-vertical-align="middle" draw:auto-grow-height="false" fo:min-height="8.132cm" fo:min-width="5.088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37" style:family="graphic" style:parent-style-name="objectwithoutfill">
      <style:graphic-properties svg:stroke-color="#ff3333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margin-left="2.54cm" fo:margin-right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2pt" fo:text-shadow="1pt 1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99" draw:fill-image-width="0cm" draw:fill-image-height="0cm"/>
      <style:paragraph-properties fo:text-align="center"/>
    </style:style>
    <style:style style:name="P8" style:family="paragraph">
      <loext:graphic-properties draw:fill="solid" draw:fill-color="#00ccff" draw:fill-image-width="0cm" draw:fill-image-height="0cm"/>
      <style:paragraph-properties fo:text-align="center"/>
    </style:style>
    <style:style style:name="P9" style:family="paragraph">
      <loext:graphic-properties draw:fill="solid" draw:fill-color="#dddddd" draw:fill-image-width="0cm" draw:fill-image-height="0cm"/>
      <style:paragraph-properties fo:text-align="center"/>
    </style:style>
    <style:style style:name="P10" style:family="paragraph">
      <loext:graphic-properties draw:fill="none" draw:fill-color="#00ccff" draw:fill-image-width="0cm" draw:fill-image-height="0cm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gradient" draw:fill-color="#6666ff" draw:fill-gradient-name="Subtle_20_Tango_20_Green"/>
      <style:paragraph-properties fo:text-align="center"/>
    </style:style>
    <style:style style:name="P14" style:family="paragraph">
      <loext:graphic-properties draw:fill="solid" draw:fill-color="#ff00cc" draw:opacity="50%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text-shadow="1pt 1pt" style:font-size-asian="22pt" style:font-size-complex="22pt"/>
    </style:style>
    <style:style style:name="T3" style:family="text">
      <style:text-properties style:text-position="super 58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5.954cm" svg:y1="13.469cm" svg:x2="5.954cm" svg:y2="2.183cm">
            <draw:glue-point draw:id="4" svg:x="120cm" svg:y="9.205cm" draw:escape-direction="up"/>
            <text:p/>
          </draw:line>
          <draw:line draw:style-name="gr2" draw:text-style-name="P2" draw:layer="layout" svg:x1="6.887cm" svg:y1="10.98cm" svg:x2="5.956cm" svg:y2="10.98cm">
            <text:p/>
          </draw:line>
          <draw:line draw:style-name="gr2" draw:text-style-name="P2" draw:layer="layout" svg:x1="6.887cm" svg:y1="6.862cm" svg:x2="5.956cm" svg:y2="6.862cm">
            <text:p/>
          </draw:line>
          <draw:line draw:style-name="gr2" draw:text-style-name="P2" draw:layer="layout" svg:x1="6.887cm" svg:y1="3.622cm" svg:x2="5.956cm" svg:y2="3.622cm">
            <text:p/>
          </draw:line>
          <draw:line draw:style-name="gr2" draw:text-style-name="P2" draw:layer="layout" svg:x1="6.872cm" svg:y1="9.113cm" svg:x2="5.941cm" svg:y2="9.113cm">
            <text:p/>
          </draw:line>
          <draw:line draw:style-name="gr2" draw:text-style-name="P2" draw:layer="layout" svg:x1="6.885cm" svg:y1="12.192cm" svg:x2="5.954cm" svg:y2="12.192cm">
            <text:p/>
          </draw:line>
          <draw:line draw:style-name="gr2" draw:text-style-name="P2" draw:layer="layout" svg:x1="6.885cm" svg:y1="12.954cm" svg:x2="5.954cm" svg:y2="12.954cm">
            <text:p/>
          </draw:line>
          <draw:line draw:style-name="gr2" draw:text-style-name="P2" draw:layer="layout" svg:x1="6.887cm" svg:y1="13.422cm" svg:x2="5.956cm" svg:y2="13.422cm">
            <text:p/>
          </draw:line>
          <draw:frame draw:style-name="gr3" draw:text-style-name="P3" draw:layer="layout" svg:width="0.666cm" svg:height="0.962cm" svg:x="5.08cm" svg:y="13.134cm">
            <draw:text-box>
              <text:p>0</text:p>
            </draw:text-box>
          </draw:frame>
          <draw:frame draw:style-name="gr3" draw:text-style-name="P3" draw:layer="layout" svg:width="0.872cm" svg:height="0.962cm" svg:x="4.98cm" svg:y="11.959cm">
            <draw:text-box>
              <text:p>4</text:p>
            </draw:text-box>
          </draw:frame>
          <draw:frame draw:style-name="gr3" draw:text-style-name="P3" draw:layer="layout" svg:width="0.516cm" svg:height="0.962cm" svg:x="5.054cm" svg:y="10.721cm">
            <draw:text-box>
              <text:p>9</text:p>
            </draw:text-box>
          </draw:frame>
          <draw:frame draw:style-name="gr3" draw:text-style-name="P3" draw:layer="layout" svg:width="1.323cm" svg:height="0.962cm" svg:x="4.718cm" svg:y="8.606cm">
            <draw:text-box>
              <text:p>16</text:p>
            </draw:text-box>
          </draw:frame>
          <draw:frame draw:style-name="gr4" draw:text-style-name="P3" draw:layer="layout" svg:width="1.38cm" svg:height="1.661cm" svg:x="4.672cm" svg:y="6.346cm">
            <draw:text-box>
              <text:p>25</text:p>
            </draw:text-box>
          </draw:frame>
          <draw:frame draw:style-name="gr5" draw:text-style-name="P3" draw:layer="layout" svg:width="1.636cm" svg:height="1.024cm" svg:x="4.818cm" svg:y="3.194cm">
            <draw:text-box>
              <text:p>36</text:p>
            </draw:text-box>
          </draw:frame>
          <draw:frame draw:style-name="gr3" draw:text-style-name="P3" draw:layer="layout" svg:width="0.674cm" svg:height="0.962cm" svg:x="5.067cm" svg:y="12.634cm">
            <draw:text-box>
              <text:p>1</text:p>
            </draw:text-box>
          </draw:frame>
          <draw:line draw:style-name="gr6" draw:text-style-name="P2" draw:layer="layout" svg:x1="2.862cm" svg:y1="4.478cm" svg:x2="27.432cm" svg:y2="4.478cm">
            <text:p/>
          </draw:line>
          <draw:line draw:style-name="gr6" draw:text-style-name="P2" draw:layer="layout" svg:x1="2.862cm" svg:y1="13.458cm" svg:x2="27.432cm" svg:y2="13.46cm">
            <text:p/>
          </draw:line>
          <draw:line draw:style-name="gr6" draw:text-style-name="P2" draw:layer="layout" svg:x1="2.862cm" svg:y1="10.466cm" svg:x2="27.178cm" svg:y2="10.467cm">
            <text:p/>
          </draw:line>
          <draw:line draw:style-name="gr6" draw:text-style-name="P2" draw:layer="layout" svg:x1="2.862cm" svg:y1="7.509cm" svg:x2="27.433cm" svg:y2="7.508cm">
            <text:p/>
          </draw:line>
          <draw:line draw:style-name="gr7" draw:text-style-name="P2" draw:layer="layout" svg:x1="12.194cm" svg:y1="13.532cm" svg:x2="25.652cm" svg:y2="13.532cm">
            <text:p/>
          </draw:line>
          <draw:line draw:style-name="gr7" draw:text-style-name="P2" draw:layer="layout" svg:x1="12.185cm" svg:y1="13.532cm" svg:x2="12.185cm" svg:y2="2.686cm">
            <text:p/>
          </draw:line>
          <draw:line draw:style-name="gr8" draw:text-style-name="P2" draw:layer="layout" svg:x1="23.622cm" svg:y1="2.54cm" svg:x2="12.084cm" svg:y2="13.632cm">
            <text:p/>
          </draw:line>
          <draw:custom-shape draw:style-name="gr9" draw:text-style-name="P4" draw:layer="layout" svg:width="0.508cm" svg:height="0.508cm" svg:x="13.662cm" svg:y="11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9.663cm" svg:y="5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16.663cm" svg:y="8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508cm" svg:height="0.508cm" svg:x="22.464cm" svg:y="3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4.064cm" svg:height="1.204cm" svg:x="16.002cm" svg:y="13.782cm">
            <draw:text-box>
              <text:p><text:span text:style-name="T1">Tim</text:span><text:span text:style-name="T1">e</text:span>(s)</text:p>
            </draw:text-box>
          </draw:frame>
          <draw:frame draw:style-name="gr11" draw:text-style-name="P5" draw:layer="layout" svg:width="4.442cm" svg:height="1.987cm" draw:transform="rotate (-1.5707963267949) translate (11.76cm 5.464cm)">
            <draw:text-box>
              <text:p><text:span text:style-name="T2">Wav</text:span><text:span text:style-name="T2">e^2 </text:span><text:span text:style-name="T2">(met</text:span><text:span text:style-name="T2">er^2)</text:span></text:p>
            </draw:text-box>
          </draw:fram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7" draw:layer="layout" svg:width="10.66cm" svg:height="10.66cm" svg:x="8.782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7.62cm" svg:height="7.62cm" svg:x="10.314cm" svg:y="6.8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45cm" svg:height="7.45cm" svg:x="10.4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3.353cm" svg:y1="10.627cm" svg:x2="6.096cm" svg:y2="10.668cm">
          <text:p/>
        </draw:line>
        <draw:line draw:style-name="gr16" draw:text-style-name="P2" draw:layer="layout" svg:x1="14.169cm" svg:y1="0.799cm" svg:x2="14.169cm" svg:y2="19.341cm">
          <text:p/>
        </draw:line>
        <draw:line draw:style-name="gr17" draw:text-style-name="P10" draw:layer="layout" svg:x1="12.446cm" svg:y1="9.398cm" svg:x2="15.748cm" svg:y2="11.938cm">
          <text:p/>
        </draw:line>
        <draw:frame draw:style-name="gr18" draw:text-style-name="P11" draw:layer="layout" svg:width="7.62cm" svg:height="1.87cm" svg:x="5.842cm" svg:y="2.286cm">
          <draw:text-box>
            <text:p>Frequency axis <text:s/>after 1<text:span text:style-name="T3">st</text:span> FFT</text:p>
          </draw:text-box>
        </draw:frame>
        <draw:frame draw:style-name="gr19" draw:text-style-name="P11" draw:layer="layout" svg:width="4.572cm" svg:height="1.697cm" svg:x="20.066cm" svg:y="11.177cm">
          <draw:text-box>
            <text:p>Time after 1<text:span text:style-name="T3">st</text:span> FFT</text:p>
          </draw:text-box>
        </draw:frame>
        <draw:line draw:style-name="gr20" draw:text-style-name="P10" draw:layer="layout" svg:x1="17.272cm" svg:y1="7.875cm" svg:x2="23.114cm" svg:y2="5.589cm">
          <text:p/>
        </draw:line>
        <draw:frame draw:style-name="gr21" draw:text-style-name="P12" draw:layer="layout" svg:width="6.858cm" svg:height="2.461cm" svg:x="19.058cm" svg:y="2.894cm">
          <draw:text-box>
            <text:p><text:span text:style-name="T4">Re-</text:span><text:span text:style-name="T4">bin </text:span><text:span text:style-name="T4">Dat</text:span><text:span text:style-name="T4">a </text:span><text:span text:style-name="T4">afte</text:span><text:span text:style-name="T4">r </text:span><text:span text:style-name="T4">2D-</text:span><text:span text:style-name="T4">FF</text:span><text:span text:style-name="T4">T</text:span></text:p>
          </draw:text-box>
        </draw:frame>
        <draw:frame draw:style-name="gr22" draw:text-style-name="P11" draw:layer="layout" svg:width="4.572cm" svg:height="0.962cm" svg:x="6.35cm" svg:y="16.456cm">
          <draw:text-box>
            <text:p>FRB Signal</text:p>
          </draw:text-box>
        </draw:frame>
        <draw:line draw:style-name="gr20" draw:text-style-name="P10" draw:layer="layout" svg:x1="13.97cm" svg:y1="10.627cm" svg:x2="9.144cm" svg:y2="16.456cm">
          <text:p/>
        </draw:lin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6" draw:text-style-name="P2" draw:layer="layout" svg:x1="10.645cm" svg:y1="0cm" svg:x2="10.645cm" svg:y2="20.067cm">
          <text:p/>
        </draw:line>
        <draw:custom-shape draw:style-name="gr23" draw:text-style-name="P13" draw:layer="layout" svg:width="5.588cm" svg:height="8.382cm" svg:x="10.66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14" draw:layer="layout" svg:width="5.369cm" svg:height="1.799cm" draw:transform="rotate (-0.67107909739182) translate (11.3440358743645cm 5.94653409803629cm)" svg:viewBox="0 0 5370 1800" svg:d="M0 840c0 0 2684-2422 5370 960">
          <text:p/>
        </draw:path>
        <draw:path draw:style-name="gr25" draw:text-style-name="P2" draw:layer="layout" svg:width="5.581cm" svg:height="1.833cm" draw:transform="rotate (0.641757565958315) translate (9.95845372529278cm 14.0364938330111cm)" svg:viewBox="0 0 5582 1834" svg:d="M0 1185c0 0 3149 2070 5582-1185">
          <text:p/>
        </draw:path>
        <draw:path draw:style-name="gr26" draw:text-style-name="P2" draw:layer="layout" svg:width="10.181cm" svg:height="2.457cm" draw:transform="rotate (-2.48709418409192) translate (19.5302287085461cm 12.6039232165506cm)" svg:viewBox="0 0 10182 2458" svg:d="M10182 1289c-212 6-2642-1419-5422-1279-1668 83-3414 894-4760 2448">
          <text:p/>
        </draw:path>
        <draw:path draw:style-name="gr27" draw:text-style-name="P15" draw:layer="layout" svg:width="10.181cm" svg:height="2.457cm" draw:transform="rotate (-0.654498469497874) translate (11.4524044463655cm 2.631744222927cm)" svg:viewBox="0 0 10182 2458" svg:d="M0 1289c212 6 2642-1419 5422-1279 1668 83 3414 894 4760 2448">
          <text:p/>
        </draw:path>
        <draw:frame draw:style-name="gr28" draw:text-style-name="P12" draw:layer="layout" svg:width="3.048cm" svg:height="1.356cm" svg:x="21.082cm" svg:y="4.232cm">
          <draw:text-box>
            <text:p><text:span text:style-name="T4">1FF</text:span><text:span text:style-name="T4">T</text:span></text:p>
          </draw:text-box>
        </draw:frame>
        <draw:line draw:style-name="gr29" draw:text-style-name="P10" draw:layer="layout" svg:x1="10.622cm" svg:y1="10.68cm" svg:x2="12.7cm" svg:y2="11.938cm">
          <text:p/>
        </draw:line>
        <draw:line draw:style-name="gr16" draw:text-style-name="P2" draw:layer="layout" svg:x1="23.353cm" svg:y1="10.675cm" svg:x2="6.096cm" svg:y2="10.674cm">
          <text:p/>
        </draw:line>
        <draw:frame draw:style-name="gr22" draw:text-style-name="P11" draw:layer="layout" svg:width="4.572cm" svg:height="0.962cm" svg:x="5.08cm" svg:y="12.446cm">
          <draw:text-box>
            <text:p>FRB Signal</text:p>
          </draw:text-box>
        </draw:frame>
        <draw:frame draw:style-name="gr19" draw:text-style-name="P11" draw:layer="layout" svg:width="4.572cm" svg:height="1.697cm" svg:x="20.066cm" svg:y="11.176cm">
          <draw:text-box>
            <text:p>Time after 1<text:span text:style-name="T3">st</text:span> FFT</text:p>
          </draw:text-box>
        </draw:frame>
        <draw:line draw:style-name="gr20" draw:text-style-name="P10" draw:layer="layout" svg:x1="11.43cm" svg:y1="11.176cm" svg:x2="7.62cm" svg:y2="12.446cm">
          <text:p/>
        </draw:line>
        <draw:frame draw:style-name="gr19" draw:text-style-name="P11" draw:layer="layout" svg:width="8.486cm" svg:height="1.697cm" draw:transform="rotate (-1.5707963267949) translate (9.707cm 0.914cm)">
          <draw:text-box>
            <text:p>Frequency axis <text:s/>after 1<text:span text:style-name="T3">st</text:span> FFT</text:p>
          </draw:text-box>
        </draw:frame>
        <draw:line draw:style-name="gr20" draw:text-style-name="P10" draw:layer="layout" svg:x1="15.24cm" svg:y1="7.874cm" svg:x2="21.082cm" svg:y2="5.588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0" draw:text-style-name="P13" draw:layer="layout" svg:width="5.588cm" svg:height="8.382cm" svg:x="10.66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14" draw:layer="layout" svg:width="5.369cm" svg:height="1.799cm" draw:transform="rotate (-0.67107909739182) translate (11.3440358743645cm 5.94653409803629cm)" svg:viewBox="0 0 5370 1800" svg:d="M0 840c0 0 2684-2422 5370 960">
          <text:p/>
        </draw:path>
        <draw:path draw:style-name="gr25" draw:text-style-name="P2" draw:layer="layout" svg:width="5.581cm" svg:height="1.833cm" draw:transform="rotate (0.641757565958315) translate (9.95845372529278cm 14.0364938330111cm)" svg:viewBox="0 0 5582 1834" svg:d="M0 1185c0 0 3149 2070 5582-1185">
          <text:p/>
        </draw:path>
        <draw:path draw:style-name="gr26" draw:text-style-name="P2" draw:layer="layout" svg:width="10.181cm" svg:height="2.457cm" draw:transform="rotate (-2.48709418409192) translate (19.5302287085461cm 12.6039232165506cm)" svg:viewBox="0 0 10182 2458" svg:d="M10182 1289c-212 6-2642-1419-5422-1279-1668 83-3414 894-4760 2448">
          <text:p/>
        </draw:path>
        <draw:path draw:style-name="gr27" draw:text-style-name="P15" draw:layer="layout" svg:width="10.181cm" svg:height="2.457cm" draw:transform="rotate (-0.654498469497874) translate (11.4524044463655cm 2.631744222927cm)" svg:viewBox="0 0 10182 2458" svg:d="M0 1289c212 6 2642-1419 5422-1279 1668 83 3414 894 4760 2448">
          <text:p/>
        </draw:path>
        <draw:frame draw:style-name="gr28" draw:text-style-name="P12" draw:layer="layout" svg:width="3.048cm" svg:height="1.356cm" svg:x="21.082cm" svg:y="4.232cm">
          <draw:text-box>
            <text:p><text:span text:style-name="T4">1FF</text:span><text:span text:style-name="T4">T</text:span></text:p>
          </draw:text-box>
        </draw:frame>
        <draw:line draw:style-name="gr29" draw:text-style-name="P10" draw:layer="layout" svg:x1="10.622cm" svg:y1="10.68cm" svg:x2="12.7cm" svg:y2="11.938cm">
          <text:p/>
        </draw:line>
        <draw:line draw:style-name="gr16" draw:text-style-name="P2" draw:layer="layout" svg:x1="23.353cm" svg:y1="10.675cm" svg:x2="6.096cm" svg:y2="10.674cm">
          <text:p/>
        </draw:line>
        <draw:frame draw:style-name="gr22" draw:text-style-name="P11" draw:layer="layout" svg:width="4.572cm" svg:height="0.962cm" svg:x="5.08cm" svg:y="12.446cm">
          <draw:text-box>
            <text:p>FRB Signal</text:p>
          </draw:text-box>
        </draw:frame>
        <draw:frame draw:style-name="gr19" draw:text-style-name="P11" draw:layer="layout" svg:width="4.572cm" svg:height="1.697cm" svg:x="20.066cm" svg:y="11.176cm">
          <draw:text-box>
            <text:p>Time after 1<text:span text:style-name="T3">st</text:span> FFT</text:p>
          </draw:text-box>
        </draw:frame>
        <draw:line draw:style-name="gr20" draw:text-style-name="P10" draw:layer="layout" svg:x1="11.43cm" svg:y1="11.176cm" svg:x2="7.62cm" svg:y2="12.446cm">
          <text:p/>
        </draw:line>
        <draw:frame draw:style-name="gr19" draw:text-style-name="P11" draw:layer="layout" svg:width="8.486cm" svg:height="1.697cm" draw:transform="rotate (-1.5707963267949) translate (9.707cm 0.914cm)">
          <draw:text-box>
            <text:p>Frequency axis <text:s/>after 1<text:span text:style-name="T3">st</text:span> FFT</text:p>
          </draw:text-box>
        </draw:frame>
        <draw:line draw:style-name="gr20" draw:text-style-name="P10" draw:layer="layout" svg:x1="15.24cm" svg:y1="7.874cm" svg:x2="21.082cm" svg:y2="5.588cm">
          <text:p/>
        </draw:lin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g>
            <draw:line draw:style-name="gr31" draw:text-style-name="P2" draw:layer="layout" svg:x1="5.842cm" svg:y1="6.575cm" svg:x2="5.842cm" svg:y2="8.809cm">
              <text:p/>
            </draw:line>
            <draw:line draw:style-name="gr31" draw:text-style-name="P2" draw:layer="layout" svg:x1="5.842cm" svg:y1="6.575cm" svg:x2="7.366cm" svg:y2="6.575cm">
              <text:p/>
            </draw:line>
            <draw:line draw:style-name="gr31" draw:text-style-name="P2" draw:layer="layout" svg:x1="7.366cm" svg:y1="6.575cm" svg:x2="7.366cm" svg:y2="8.809cm">
              <text:p/>
            </draw:line>
            <draw:line draw:style-name="gr31" draw:text-style-name="P2" draw:layer="layout" svg:x1="7.366cm" svg:y1="8.809cm" svg:x2="8.636cm" svg:y2="8.809cm">
              <text:p/>
            </draw:line>
          </draw:g>
          <draw:g>
            <draw:line draw:style-name="gr31" draw:text-style-name="P2" draw:layer="layout" svg:x1="8.636cm" svg:y1="6.575cm" svg:x2="8.636cm" svg:y2="8.809cm">
              <text:p/>
            </draw:line>
            <draw:line draw:style-name="gr31" draw:text-style-name="P2" draw:layer="layout" svg:x1="8.636cm" svg:y1="6.575cm" svg:x2="10.16cm" svg:y2="6.575cm">
              <text:p/>
            </draw:line>
            <draw:line draw:style-name="gr31" draw:text-style-name="P2" draw:layer="layout" svg:x1="10.16cm" svg:y1="6.575cm" svg:x2="10.16cm" svg:y2="8.809cm">
              <text:p/>
            </draw:line>
            <draw:line draw:style-name="gr31" draw:text-style-name="P2" draw:layer="layout" svg:x1="10.16cm" svg:y1="8.809cm" svg:x2="11.43cm" svg:y2="8.809cm">
              <text:p/>
            </draw:line>
          </draw:g>
          <draw:g>
            <draw:line draw:style-name="gr31" draw:text-style-name="P2" draw:layer="layout" svg:x1="11.43cm" svg:y1="6.575cm" svg:x2="11.43cm" svg:y2="8.809cm">
              <text:p/>
            </draw:line>
            <draw:line draw:style-name="gr31" draw:text-style-name="P2" draw:layer="layout" svg:x1="11.43cm" svg:y1="6.575cm" svg:x2="12.954cm" svg:y2="6.575cm">
              <text:p/>
            </draw:line>
            <draw:line draw:style-name="gr31" draw:text-style-name="P2" draw:layer="layout" svg:x1="12.954cm" svg:y1="6.575cm" svg:x2="12.954cm" svg:y2="8.809cm">
              <text:p/>
            </draw:line>
            <draw:line draw:style-name="gr31" draw:text-style-name="P2" draw:layer="layout" svg:x1="12.954cm" svg:y1="8.809cm" svg:x2="14.224cm" svg:y2="8.809cm">
              <text:p/>
            </draw:line>
          </draw:g>
          <draw:g>
            <draw:line draw:style-name="gr31" draw:text-style-name="P2" draw:layer="layout" svg:x1="14.224cm" svg:y1="6.575cm" svg:x2="14.224cm" svg:y2="8.809cm">
              <text:p/>
            </draw:line>
            <draw:line draw:style-name="gr31" draw:text-style-name="P2" draw:layer="layout" svg:x1="14.224cm" svg:y1="6.575cm" svg:x2="15.748cm" svg:y2="6.575cm">
              <text:p/>
            </draw:line>
            <draw:line draw:style-name="gr31" draw:text-style-name="P2" draw:layer="layout" svg:x1="15.748cm" svg:y1="6.575cm" svg:x2="15.748cm" svg:y2="8.809cm">
              <text:p/>
            </draw:line>
            <draw:line draw:style-name="gr31" draw:text-style-name="P2" draw:layer="layout" svg:x1="15.748cm" svg:y1="8.809cm" svg:x2="17.018cm" svg:y2="8.809cm">
              <text:p/>
            </draw:line>
          </draw:g>
          <draw:line draw:style-name="gr31" draw:text-style-name="P2" draw:layer="layout" svg:x1="5.842cm" svg:y1="8.809cm" svg:x2="4.572cm" svg:y2="8.809cm">
            <text:p/>
          </draw:line>
          <draw:g>
            <draw:line draw:style-name="gr31" draw:text-style-name="P2" draw:layer="layout" svg:x1="5.842cm" svg:y1="9.802cm" svg:x2="5.842cm" svg:y2="12.036cm">
              <text:p/>
            </draw:line>
            <draw:line draw:style-name="gr31" draw:text-style-name="P2" draw:layer="layout" svg:x1="5.842cm" svg:y1="9.802cm" svg:x2="7.366cm" svg:y2="9.802cm">
              <text:p/>
            </draw:line>
            <draw:line draw:style-name="gr31" draw:text-style-name="P2" draw:layer="layout" svg:x1="7.366cm" svg:y1="9.802cm" svg:x2="7.366cm" svg:y2="12.036cm">
              <text:p/>
            </draw:line>
            <draw:line draw:style-name="gr31" draw:text-style-name="P2" draw:layer="layout" svg:x1="7.366cm" svg:y1="12.036cm" svg:x2="8.636cm" svg:y2="12.036cm">
              <text:p/>
            </draw:line>
          </draw:g>
          <draw:g>
            <draw:line draw:style-name="gr31" draw:text-style-name="P2" draw:layer="layout" svg:x1="8.636cm" svg:y1="9.802cm" svg:x2="8.636cm" svg:y2="12.036cm">
              <text:p/>
            </draw:line>
            <draw:line draw:style-name="gr31" draw:text-style-name="P2" draw:layer="layout" svg:x1="8.636cm" svg:y1="9.802cm" svg:x2="10.16cm" svg:y2="9.802cm">
              <text:p/>
            </draw:line>
            <draw:line draw:style-name="gr31" draw:text-style-name="P2" draw:layer="layout" svg:x1="10.16cm" svg:y1="9.802cm" svg:x2="10.16cm" svg:y2="12.036cm">
              <text:p/>
            </draw:line>
            <draw:line draw:style-name="gr31" draw:text-style-name="P2" draw:layer="layout" svg:x1="10.16cm" svg:y1="12.036cm" svg:x2="11.43cm" svg:y2="12.036cm">
              <text:p/>
            </draw:line>
          </draw:g>
          <draw:g>
            <draw:line draw:style-name="gr31" draw:text-style-name="P2" draw:layer="layout" svg:x1="11.43cm" svg:y1="9.802cm" svg:x2="11.43cm" svg:y2="12.036cm">
              <text:p/>
            </draw:line>
            <draw:line draw:style-name="gr31" draw:text-style-name="P2" draw:layer="layout" svg:x1="11.43cm" svg:y1="9.802cm" svg:x2="12.954cm" svg:y2="9.802cm">
              <text:p/>
            </draw:line>
            <draw:line draw:style-name="gr31" draw:text-style-name="P2" draw:layer="layout" svg:x1="12.954cm" svg:y1="9.802cm" svg:x2="12.954cm" svg:y2="12.036cm">
              <text:p/>
            </draw:line>
            <draw:line draw:style-name="gr31" draw:text-style-name="P2" draw:layer="layout" svg:x1="12.954cm" svg:y1="12.036cm" svg:x2="14.224cm" svg:y2="12.036cm">
              <text:p/>
            </draw:line>
          </draw:g>
          <draw:g>
            <draw:line draw:style-name="gr31" draw:text-style-name="P2" draw:layer="layout" svg:x1="14.224cm" svg:y1="9.802cm" svg:x2="14.224cm" svg:y2="12.036cm">
              <text:p/>
            </draw:line>
            <draw:line draw:style-name="gr31" draw:text-style-name="P2" draw:layer="layout" svg:x1="14.224cm" svg:y1="9.802cm" svg:x2="15.748cm" svg:y2="9.802cm">
              <text:p/>
            </draw:line>
            <draw:line draw:style-name="gr31" draw:text-style-name="P2" draw:layer="layout" svg:x1="15.748cm" svg:y1="9.802cm" svg:x2="15.748cm" svg:y2="12.036cm">
              <text:p/>
            </draw:line>
            <draw:line draw:style-name="gr31" draw:text-style-name="P2" draw:layer="layout" svg:x1="15.748cm" svg:y1="12.036cm" svg:x2="17.018cm" svg:y2="12.036cm">
              <text:p/>
            </draw:line>
          </draw:g>
          <draw:line draw:style-name="gr31" draw:text-style-name="P2" draw:layer="layout" svg:x1="5.842cm" svg:y1="12.036cm" svg:x2="4.572cm" svg:y2="12.036cm">
            <text:p/>
          </draw:line>
          <draw:line draw:style-name="gr32" draw:text-style-name="P2" draw:layer="layout" svg:x1="5.588cm" svg:y1="10.547cm" svg:x2="5.588cm" svg:y2="12.036cm">
            <text:p/>
          </draw:line>
          <draw:line draw:style-name="gr32" draw:text-style-name="P2" draw:layer="layout" svg:x1="5.08cm" svg:y1="7.32cm" svg:x2="5.08cm" svg:y2="8.809cm">
            <text:p/>
          </draw:line>
          <draw:g>
            <draw:line draw:style-name="gr31" draw:text-style-name="P2" draw:layer="layout" svg:x1="5.842cm" svg:y1="13.716cm" svg:x2="5.842cm" svg:y2="15.95cm">
              <text:p/>
            </draw:line>
            <draw:line draw:style-name="gr31" draw:text-style-name="P2" draw:layer="layout" svg:x1="5.842cm" svg:y1="13.716cm" svg:x2="7.366cm" svg:y2="13.716cm">
              <text:p/>
            </draw:line>
            <draw:line draw:style-name="gr31" draw:text-style-name="P2" draw:layer="layout" svg:x1="7.366cm" svg:y1="13.716cm" svg:x2="7.366cm" svg:y2="15.95cm">
              <text:p/>
            </draw:line>
            <draw:line draw:style-name="gr31" draw:text-style-name="P2" draw:layer="layout" svg:x1="7.366cm" svg:y1="15.95cm" svg:x2="8.636cm" svg:y2="15.95cm">
              <text:p/>
            </draw:line>
          </draw:g>
          <draw:g>
            <draw:line draw:style-name="gr31" draw:text-style-name="P2" draw:layer="layout" svg:x1="8.636cm" svg:y1="13.716cm" svg:x2="8.636cm" svg:y2="15.95cm">
              <text:p/>
            </draw:line>
            <draw:line draw:style-name="gr31" draw:text-style-name="P2" draw:layer="layout" svg:x1="8.636cm" svg:y1="13.716cm" svg:x2="10.16cm" svg:y2="13.716cm">
              <text:p/>
            </draw:line>
            <draw:line draw:style-name="gr31" draw:text-style-name="P2" draw:layer="layout" svg:x1="10.16cm" svg:y1="13.716cm" svg:x2="10.16cm" svg:y2="15.95cm">
              <text:p/>
            </draw:line>
            <draw:line draw:style-name="gr31" draw:text-style-name="P2" draw:layer="layout" svg:x1="10.16cm" svg:y1="15.95cm" svg:x2="11.43cm" svg:y2="15.95cm">
              <text:p/>
            </draw:line>
          </draw:g>
          <draw:g>
            <draw:line draw:style-name="gr31" draw:text-style-name="P2" draw:layer="layout" svg:x1="11.43cm" svg:y1="13.716cm" svg:x2="11.43cm" svg:y2="15.95cm">
              <text:p/>
            </draw:line>
            <draw:line draw:style-name="gr31" draw:text-style-name="P2" draw:layer="layout" svg:x1="11.43cm" svg:y1="13.716cm" svg:x2="12.954cm" svg:y2="13.716cm">
              <text:p/>
            </draw:line>
            <draw:line draw:style-name="gr31" draw:text-style-name="P2" draw:layer="layout" svg:x1="12.954cm" svg:y1="13.716cm" svg:x2="12.954cm" svg:y2="15.95cm">
              <text:p/>
            </draw:line>
            <draw:line draw:style-name="gr31" draw:text-style-name="P2" draw:layer="layout" svg:x1="12.954cm" svg:y1="15.95cm" svg:x2="14.224cm" svg:y2="15.95cm">
              <text:p/>
            </draw:line>
          </draw:g>
          <draw:g>
            <draw:line draw:style-name="gr31" draw:text-style-name="P2" draw:layer="layout" svg:x1="14.224cm" svg:y1="13.716cm" svg:x2="14.224cm" svg:y2="15.95cm">
              <text:p/>
            </draw:line>
            <draw:line draw:style-name="gr31" draw:text-style-name="P2" draw:layer="layout" svg:x1="14.224cm" svg:y1="13.716cm" svg:x2="15.748cm" svg:y2="13.716cm">
              <text:p/>
            </draw:line>
            <draw:line draw:style-name="gr31" draw:text-style-name="P2" draw:layer="layout" svg:x1="15.748cm" svg:y1="13.716cm" svg:x2="15.748cm" svg:y2="15.95cm">
              <text:p/>
            </draw:line>
            <draw:line draw:style-name="gr31" draw:text-style-name="P2" draw:layer="layout" svg:x1="15.748cm" svg:y1="15.95cm" svg:x2="17.018cm" svg:y2="15.95cm">
              <text:p/>
            </draw:line>
          </draw:g>
          <draw:line draw:style-name="gr31" draw:text-style-name="P2" draw:layer="layout" svg:x1="5.842cm" svg:y1="15.95cm" svg:x2="4.572cm" svg:y2="15.95cm">
            <text:p/>
          </draw:line>
          <draw:line draw:style-name="gr32" draw:text-style-name="P2" draw:layer="layout" svg:x1="4.826cm" svg:y1="14.461cm" svg:x2="4.826cm" svg:y2="15.95cm">
            <text:p/>
          </draw:line>
          <draw:frame draw:style-name="gr33" draw:text-style-name="P3" draw:layer="layout" svg:width="5.334cm" svg:height="1.016cm" svg:x="7.62cm" svg:y="12.192cm">
            <draw:text-box>
              <text:p>…<text:tab/>…<text:tab/>…<text:tab/>...</text:p>
            </draw:text-box>
          </draw:frame>
          <draw:frame draw:style-name="gr34" draw:text-style-name="P3" draw:layer="layout" svg:width="1.524cm" svg:height="0.887cm" svg:x="3.81cm" svg:y="7.198cm">
            <draw:text-box>
              <text:p><text:span text:style-name="T5">Arm signal</text:span></text:p>
            </draw:text-box>
          </draw:frame>
          <draw:frame draw:style-name="gr35" draw:text-style-name="P3" draw:layer="layout" svg:width="1.27cm" svg:height="0.887cm" svg:x="4.323cm" svg:y="10.579cm">
            <draw:text-box>
              <text:p><text:span text:style-name="T5">Arm signal</text:span></text:p>
            </draw:text-box>
          </draw:frame>
          <draw:frame draw:style-name="gr35" draw:text-style-name="P3" draw:layer="layout" svg:width="1.27cm" svg:height="0.887cm" svg:x="3.556cm" svg:y="14.212cm">
            <draw:text-box>
              <text:p><text:span text:style-name="T5">Arm signal</text:span></text:p>
            </draw:text-box>
          </draw:frame>
          <draw:frame draw:style-name="gr36" draw:text-style-name="P3" draw:layer="layout" svg:width="4.572cm" svg:height="0.962cm" svg:x="7.874cm" svg:y="5.334cm">
            <draw:text-box>
              <text:p>1 PPS Signal</text:p>
            </draw:text-box>
          </draw:frame>
          <draw:line draw:style-name="gr37" draw:text-style-name="P2" draw:layer="layout" svg:x1="5.842cm" svg:y1="5.588cm" svg:x2="5.842cm" svg:y2="16.764cm">
            <text:p/>
          </draw:line>
        </draw:g>
        <draw:frame draw:style-name="gr33" draw:text-style-name="P16" draw:layer="layout" svg:width="3.048cm" svg:height="1.016cm" svg:x="15.748cm" svg:y="7.112cm">
          <draw:text-box>
            <text:p text:style-name="P4">Node 1</text:p>
          </draw:text-box>
        </draw:frame>
        <draw:frame draw:style-name="gr33" draw:text-style-name="P16" draw:layer="layout" svg:width="3.048cm" svg:height="1.016cm" svg:x="15.748cm" svg:y="14.224cm">
          <draw:text-box>
            <text:p text:style-name="P4">Node N</text:p>
          </draw:text-box>
        </draw:frame>
        <draw:frame draw:style-name="gr33" draw:text-style-name="P16" draw:layer="layout" svg:width="3.048cm" svg:height="1.016cm" svg:x="15.748cm" svg:y="10.16cm">
          <draw:text-box>
            <text:p text:style-name="P4">Node 2</text:p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text-align="center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9:02:02.496716772</meta:creation-date>
    <dc:date>2017-09-16T17:44:01.354405375</dc:date>
    <meta:editing-duration>PT22H30M48S</meta:editing-duration>
    <meta:editing-cycles>10</meta:editing-cycles>
    <meta:generator>LibreOffice/5.1.6.2$Linux_X86_64 LibreOffice_project/10m0$Build-2</meta:generator>
    <meta:document-statistic meta:object-count="175"/>
  </office:meta>
</office:document-meta>
</file>